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2000001504A6B939E31E7121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bb6ae" officeooo:paragraph-rsid="001bb6ae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1" text:anchor-type="as-char" svg:y="-1.1425in" svg:width="0.9689in" svg:height="0.6354in" draw:z-index="0"><draw:image xlink:href="Pictures/10000000000001F2000001504A6B939E31E71217.jpg" xlink:type="simple" xlink:show="embed" xlink:actuate="onLoad" draw:mime-type="image/jpeg"/><svg:desc>mapna-group-f</svg:desc></draw:frame><text:s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04:32:53.061880078</meta:creation-date>
    <dc:date>2023-08-29T04:35:55.154838317</dc:date>
    <meta:editing-duration>PT3M2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" meta:word-count="0" meta:character-count="1" meta:non-whitespace-character-count="0"/>
  </office:meta>
</office:document-meta>
</file>